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B0000004B0733FA305.png" manifest:media-type="image/png"/>
  <manifest:file-entry manifest:full-path="Pictures/100000010000078000000438DCECC739.png" manifest:media-type="image/png"/>
  <manifest:file-entry manifest:full-path="Pictures/1000000100000204000002046BA2FC3A.png" manifest:media-type="image/png"/>
  <manifest:file-entry manifest:full-path="Pictures/100000010000078000000438EE7667F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224cm" svg:height="6.876cm" svg:x="0cm" svg:y="0cm">
          <draw:image xlink:href="Pictures/100000010000078000000438EE7667F4.png" xlink:type="simple" xlink:show="embed" xlink:actuate="onLoad" draw:mime-type="image/png">
            <text:p/>
          </draw:image>
        </draw:frame>
        <draw:frame draw:style-name="gr1" draw:text-style-name="P1" draw:layer="layout" svg:width="6.985cm" svg:height="6.985cm" svg:x="12.065cm" svg:y="0cm">
          <draw:image xlink:href="Pictures/1000000100000204000002046BA2FC3A.png" xlink:type="simple" xlink:show="embed" xlink:actuate="onLoad" draw:mime-type="image/png">
            <text:p/>
          </draw:image>
        </draw:frame>
        <draw:frame draw:style-name="gr1" draw:text-style-name="P1" draw:layer="layout" svg:width="12.065cm" svg:height="6.787cm" svg:x="0cm" svg:y="6.876cm">
          <draw:image xlink:href="Pictures/100000010000078000000438DCECC739.png" xlink:type="simple" xlink:show="embed" xlink:actuate="onLoad" draw:mime-type="image/png">
            <text:p/>
          </draw:image>
        </draw:frame>
        <draw:frame draw:style-name="gr1" draw:text-style-name="P1" draw:layer="layout" svg:width="6.985cm" svg:height="6.985cm" svg:x="12.065cm" svg:y="6.985cm">
          <draw:image xlink:href="Pictures/10000001000004B0000004B0733FA3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0T23:03:21.920072283</meta:creation-date>
    <dc:date>2025-06-10T23:21:59.271422985</dc:date>
    <meta:editing-duration>PT8M20S</meta:editing-duration>
    <meta:editing-cycles>1</meta:editing-cycles>
    <meta:document-statistic meta:object-count="27"/>
    <meta:generator>LibreOffice/25.2.3.2$Linux_X86_64 LibreOffice_project/520$Build-2</meta:generator>
  </office:meta>
</office:document-meta>
</file>